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6a9955" loext:opacity="100%" style:font-name="Consolas" fo:font-size="10.5pt" fo:font-weight="normal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9cdcfe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Contenedor principal: dos columnas (tabla izquierda + formulario derecha) */</text:p>
      <text:p text:style-name="P2"><text:span text:style-name="T1">.egreso-container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gap</text:span><text:span text:style-name="T3">: </text:span><text:span text:style-name="T5">20px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max-width</text:span><text:span text:style-name="T3">: </text:span><text:span text:style-name="T5">1200px</text:span><text:span text:style-name="T3">;</text:span></text:p>
      <text:p text:style-name="P3">  <text:span text:style-name="T2">margin</text:span><text:span text:style-name="T3">: </text:span><text:span text:style-name="T5">30px</text:span><text:span text:style-name="T3"> </text:span><text:span text:style-name="T4">auto</text:span><text:span text:style-name="T3">;</text:span></text:p>
      <text:p text:style-name="P3">  <text:span text:style-name="T2">flex-wrap</text:span><text:span text:style-name="T3">: </text:span><text:span text:style-name="T4">wrap</text:span><text:span text:style-name="T3">;</text:span></text:p>
      <text:p text:style-name="P2">}</text:p>
      <text:p text:style-name="P4"/>
      <text:p text:style-name="P1">/* Título principal centrado */</text:p>
      <text:p text:style-name="P2"><text:span text:style-name="T1">.titulo-principal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2rem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margin-bottom</text:span><text:span text:style-name="T3">: </text:span><text:span text:style-name="T5">20px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/>
      <text:p text:style-name="P1">/* Columna izquierda: lista de egresos */</text:p>
      <text:p text:style-name="P2"><text:span text:style-name="T1">.tabla-filtros</text:span> {</text:p>
      <text:p text:style-name="P3">  <text:span text:style-name="T2">flex</text:span><text:span text:style-name="T3">: </text:span><text:span text:style-name="T5">2</text:span><text:span text:style-name="T3">; </text:span><text:span text:style-name="T6">/* ocupa más espacio que antes */</text:span></text:p>
      <text:p text:style-name="P3">  <text:span text:style-name="T2">min-width</text:span><text:span text:style-name="T3">: </text:span><text:span text:style-name="T5">500px</text:span><text:span text:style-name="T3">; </text:span><text:span text:style-name="T6">/* ancho mínimo aumentado */</text:span></text:p>
      <text:p text:style-name="P3">  <text:span text:style-name="T2">background-color</text:span><text:span text:style-name="T3">: </text:span><text:span text:style-name="T4">#ffffff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border-radius</text:span><text:span text:style-name="T3">: </text:span><text:span text:style-name="T5">12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7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</text:span><text:span text:style-name="T3">)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3">  <text:span text:style-name="T2">height</text:span><text:span text:style-name="T3">: </text:span><text:span text:style-name="T5">420px</text:span><text:span text:style-name="T3">; </text:span><text:span text:style-name="T6">/* altura pareja con el formulario */</text:span>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flex-direction</text:span><text:span text:style-name="T3">: </text:span><text:span text:style-name="T4">column</text:span><text:span text:style-name="T3">;</text:span></text:p>
      <text:p text:style-name="P3">  <text:span text:style-name="T2">justify-content</text:span><text:span text:style-name="T3">: </text:span><text:span text:style-name="T4">space-between</text:span><text:span text:style-name="T3">;</text:span></text:p>
      <text:p text:style-name="P2">}</text:p>
      <text:p text:style-name="P4"/>
      <text:p text:style-name="P1">/* Títulos secundarios */</text:p>
      <text:p text:style-name="P2"><text:span text:style-name="T1">.tabla-filtros</text:span> <text:span text:style-name="T1">h2</text:span>,</text:p>
      <text:p text:style-name="P2"><text:span text:style-name="T1">.formulario-egreso</text:span> <text:span text:style-name="T1">h2</text:span> {</text:p>
      <text:p text:style-name="P3">  <text:span text:style-name="T2">margin-bottom</text:span><text:span text:style-name="T3">: </text:span><text:span text:style-name="T5">15px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1.4rem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/>
      <text:p text:style-name="P1">/* Tabla de egresos */</text:p>
      <text:p text:style-name="P2"><text:span text:style-name="T1">.tabla-egresos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border-collapse</text:span><text:span text:style-name="T3">: </text:span><text:span text:style-name="T4">collapse</text:span><text:span text:style-name="T3">;</text:span></text:p>
      <text:p text:style-name="P2">}</text:p>
      <text:p text:style-name="P5"><text:soft-page-break/><text:line-break/></text:p>
      <text:p text:style-name="P2"><text:span text:style-name="T1">.tabla-filtros</text:span> <text:span text:style-name="T1">th</text:span> {</text:p>
      <text:p text:style-name="P3">  <text:span text:style-name="T2">padding</text:span><text:span text:style-name="T3">: </text:span><text:span text:style-name="T5">10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dd</text:span><text:span text:style-name="T3">;</text:span></text:p>
      <text:p text:style-name="P3">  <text:span text:style-name="T2">background-color</text:span><text:span text:style-name="T3">: </text:span><text:span text:style-name="T4">#f8f9fa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2">}</text:p>
      <text:p text:style-name="P4"/>
      <text:p text:style-name="P2"><text:span text:style-name="T1">.tabla-filtros</text:span> <text:span text:style-name="T1">td</text:span> {</text:p>
      <text:p text:style-name="P3">  <text:span text:style-name="T2">padding</text:span><text:span text:style-name="T3">: </text:span><text:span text:style-name="T5">10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dd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2">}</text:p>
      <text:p text:style-name="P4"/>
      <text:p text:style-name="P1">/* Paginación */</text:p>
      <text:p text:style-name="P2"><text:span text:style-name="T1">.paginacion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justify-content</text:span><text:span text:style-name="T3">: </text:span><text:span text:style-name="T4">space-between</text:span><text:span text:style-name="T3">;</text:span></text:p>
      <text:p text:style-name="P3">  <text:span text:style-name="T2">margin-top</text:span><text:span text:style-name="T3">: </text:span><text:span text:style-name="T5">10px</text:span><text:span text:style-name="T3">;</text:span></text:p>
      <text:p text:style-name="P2">}</text:p>
      <text:p text:style-name="P4"/>
      <text:p text:style-name="P2"><text:span text:style-name="T1">.paginacion</text:span> <text:span text:style-name="T1">button</text:span> {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margin</text:span><text:span text:style-name="T3">: </text:span><text:span text:style-name="T5">0</text:span><text:span text:style-name="T3"> </text:span><text:span text:style-name="T5">5px</text:span><text:span text:style-name="T3">;</text:span></text:p>
      <text:p text:style-name="P3">  <text:span text:style-name="T2">padding</text:span><text:span text:style-name="T3">: </text:span><text:span text:style-name="T5">8px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background-color</text:span><text:span text:style-name="T3">: </text:span><text:span text:style-name="T4">#0088fe</text:span><text:span text:style-name="T3">;</text:span></text:p>
      <text:p text:style-name="P3">  <text:span text:style-name="T2">color</text:span><text:span text:style-name="T3">: </text:span><text:span text:style-name="T4">#fff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2">}</text:p>
      <text:p text:style-name="P4"/>
      <text:p text:style-name="P2"><text:span text:style-name="T1">.paginacion</text:span> <text:span text:style-name="T1">button:disabled</text:span> {</text:p>
      <text:p text:style-name="P3">  <text:span text:style-name="T2">background-color</text:span><text:span text:style-name="T3">: </text:span><text:span text:style-name="T4">#ccc</text:span><text:span text:style-name="T3">;</text:span></text:p>
      <text:p text:style-name="P3">  <text:span text:style-name="T2">cursor</text:span><text:span text:style-name="T3">: </text:span><text:span text:style-name="T4">not-allowed</text:span><text:span text:style-name="T3">;</text:span></text:p>
      <text:p text:style-name="P2">}</text:p>
      <text:p text:style-name="P4"/>
      <text:p text:style-name="P2"><text:span text:style-name="T1">.paginacion</text:span> <text:span text:style-name="T1">button:hover:not</text:span>(<text:span text:style-name="T1">:disabled</text:span>) {</text:p>
      <text:p text:style-name="P3">  <text:span text:style-name="T2">background-color</text:span><text:span text:style-name="T3">: </text:span><text:span text:style-name="T4">#006fcb</text:span><text:span text:style-name="T3">;</text:span></text:p>
      <text:p text:style-name="P2">}</text:p>
      <text:p text:style-name="P4"/>
      <text:p text:style-name="P1">/* Filtro por fechas */</text:p>
      <text:p text:style-name="P2"><text:span text:style-name="T1">.filtros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justify-content</text:span><text:span text:style-name="T3">: </text:span><text:span text:style-name="T4">space-between</text:span><text:span text:style-name="T3">;</text:span></text:p>
      <text:p text:style-name="P3"><text:soft-page-break/>  <text:span text:style-name="T2">margin-bottom</text:span><text:span text:style-name="T3">: </text:span><text:span text:style-name="T5">15px</text:span><text:span text:style-name="T3">;</text:span></text:p>
      <text:p text:style-name="P3">  <text:span text:style-name="T2">gap</text:span><text:span text:style-name="T3">: </text:span><text:span text:style-name="T5">10px</text:span><text:span text:style-name="T3">;</text:span></text:p>
      <text:p text:style-name="P2">}</text:p>
      <text:p text:style-name="P4"/>
      <text:p text:style-name="P2"><text:span text:style-name="T1">.filtros</text:span> <text:span text:style-name="T1">label</text:span> {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2">}</text:p>
      <text:p text:style-name="P4"/>
      <text:p text:style-name="P2"><text:span text:style-name="T1">.filtros</text:span> <text:span text:style-name="T1">input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padding</text:span><text:span text:style-name="T3">: </text:span><text:span text:style-name="T5">6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2">}</text:p>
      <text:p text:style-name="P4"/>
      <text:p text:style-name="P2"><text:span text:style-name="T1">.botones-filtro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gap</text:span><text:span text:style-name="T3">: </text:span><text:span text:style-name="T5">5px</text:span><text:span text:style-name="T3">;</text:span></text:p>
      <text:p text:style-name="P3">  <text:span text:style-name="T2">margin-top</text:span><text:span text:style-name="T3">: </text:span><text:span text:style-name="T5">5px</text:span><text:span text:style-name="T3">;</text:span></text:p>
      <text:p text:style-name="P2">}</text:p>
      <text:p text:style-name="P4"/>
      <text:p text:style-name="P2"><text:span text:style-name="T1">.botones-filtro</text:span> <text:span text:style-name="T1">button</text:span> {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padding</text:span><text:span text:style-name="T3">: </text:span><text:span text:style-name="T5">6px</text:span><text:span text:style-name="T3"> </text:span><text:span text:style-name="T5">12px</text:span><text:span text:style-name="T3">;</text:span></text:p>
      <text:p text:style-name="P3">  <text:span text:style-name="T2">background-color</text:span><text:span text:style-name="T3">: </text:span><text:span text:style-name="T4">#f2f2f2</text:span><text:span text:style-name="T3">; </text:span><text:span text:style-name="T6">/* gris clarito */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2">}</text:p>
      <text:p text:style-name="P4"/>
      <text:p text:style-name="P2"><text:span text:style-name="T1">.botones-filtro</text:span> <text:span text:style-name="T1">button:hover</text:span> {</text:p>
      <text:p text:style-name="P3">  <text:span text:style-name="T2">background-color</text:span><text:span text:style-name="T3">: </text:span><text:span text:style-name="T4">#e6e6e6</text:span><text:span text:style-name="T3">;</text:span></text:p>
      <text:p text:style-name="P2">}</text:p>
      <text:p text:style-name="P4"/>
      <text:p text:style-name="P1">/* Columna derecha: formulario */</text:p>
      <text:p text:style-name="P2"><text:span text:style-name="T1">.formulario-egreso</text:span> {</text:p>
      <text:p text:style-name="P3">  <text:span text:style-name="T2">flex</text:span><text:span text:style-name="T3">: </text:span><text:span text:style-name="T5">1</text:span><text:span text:style-name="T3">; </text:span><text:span text:style-name="T6">/* ancho aumentado */</text:span></text:p>
      <text:p text:style-name="P3">  <text:span text:style-name="T2">min-width</text:span><text:span text:style-name="T3">: </text:span><text:span text:style-name="T5">400px</text:span><text:span text:style-name="T3">; </text:span><text:span text:style-name="T6">/* ancho mínimo aumentado */</text:span></text:p>
      <text:p text:style-name="P3">  <text:span text:style-name="T2">background-color</text:span><text:span text:style-name="T3">: </text:span><text:span text:style-name="T4">#ffffff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border-radius</text:span><text:span text:style-name="T3">: </text:span><text:span text:style-name="T5">12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7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</text:span><text:span text:style-name="T3">)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3">  <text:span text:style-name="T2">height</text:span><text:span text:style-name="T3">: </text:span><text:span text:style-name="T5">420px</text:span><text:span text:style-name="T3">; </text:span><text:span text:style-name="T6">/* altura fija igual a la lista */</text:span></text:p>
      <text:p text:style-name="P2">}</text:p>
      <text:p text:style-name="P4"/>
      <text:p text:style-name="P1">/* Campos del formulario */</text:p>
      <text:p text:style-name="P2"><text:soft-page-break/><text:span text:style-name="T1">.formulario-egreso</text:span> <text:span text:style-name="T1">label</text:span> {</text:p>
      <text:p text:style-name="P3">  <text:span text:style-name="T2">display</text:span><text:span text:style-name="T3">: </text:span><text:span text:style-name="T4">block</text:span><text:span text:style-name="T3">;</text:span></text:p>
      <text:p text:style-name="P3">  <text:span text:style-name="T2">margin-bottom</text:span><text:span text:style-name="T3">: </text:span><text:span text:style-name="T5">6px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font-size</text:span><text:span text:style-name="T3">: </text:span><text:span text:style-name="T5">0.95rem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/>
      <text:p text:style-name="P2"><text:span text:style-name="T1">.formulario-egreso</text:span> <text:span text:style-name="T1">input</text:span>[<text:span text:style-name="T8">type</text:span><text:span text:style-name="T9">=</text:span><text:span text:style-name="T10">"text"</text:span>],</text:p>
      <text:p text:style-name="P2"><text:span text:style-name="T1">.formulario-egreso</text:span> <text:span text:style-name="T1">input</text:span>[<text:span text:style-name="T8">type</text:span><text:span text:style-name="T9">=</text:span><text:span text:style-name="T10">"number"</text:span>],</text:p>
      <text:p text:style-name="P2"><text:span text:style-name="T1">.formulario-egreso</text:span> <text:span text:style-name="T1">input</text:span>[<text:span text:style-name="T8">type</text:span><text:span text:style-name="T9">=</text:span><text:span text:style-name="T10">"date"</text:span>],</text:p>
      <text:p text:style-name="P2"><text:span text:style-name="T1">.formulario-egreso</text:span> <text:span text:style-name="T1">select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padding</text:span><text:span text:style-name="T3">: </text:span><text:span text:style-name="T5">10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3">  <text:span text:style-name="T2">box-sizing</text:span><text:span text:style-name="T3">: </text:span><text:span text:style-name="T4">border-box</text:span><text:span text:style-name="T3">;</text:span></text:p>
      <text:p text:style-name="P2">}</text:p>
      <text:p text:style-name="P4"/>
      <text:p text:style-name="P1">/* Botón principal del formulario */</text:p>
      <text:p text:style-name="P2"><text:span text:style-name="T1">.formulario-egreso</text:span> <text:span text:style-name="T1">button</text:span>[<text:span text:style-name="T8">type</text:span><text:span text:style-name="T9">=</text:span><text:span text:style-name="T10">"submit"</text:span>] {</text:p>
      <text:p text:style-name="P3">  <text:span text:style-name="T2">margin-top</text:span><text:span text:style-name="T3">: </text:span><text:span text:style-name="T5">10px</text:span><text:span text:style-name="T3">;</text:span></text:p>
      <text:p text:style-name="P3">  <text:span text:style-name="T2">padding</text:span><text:span text:style-name="T3">: </text:span><text:span text:style-name="T5">12px</text:span><text:span text:style-name="T3">;</text:span>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background-color</text:span><text:span text:style-name="T3">: </text:span><text:span text:style-name="T4">#0088fe</text:span><text:span text:style-name="T3">;</text:span></text:p>
      <text:p text:style-name="P3">  <text:span text:style-name="T2">color</text:span><text:span text:style-name="T3">: </text:span><text:span text:style-name="T4">white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2">}</text:p>
      <text:p text:style-name="P4"/>
      <text:p text:style-name="P2"><text:span text:style-name="T1">.formulario-egreso</text:span> <text:span text:style-name="T1">button</text:span>[<text:span text:style-name="T8">type</text:span><text:span text:style-name="T9">=</text:span><text:span text:style-name="T10">"submit"</text:span>]<text:span text:style-name="T1">:hover</text:span> {</text:p>
      <text:p text:style-name="P3">  <text:span text:style-name="T2">background-color</text:span><text:span text:style-name="T3">: </text:span><text:span text:style-name="T4">#006fcb</text:span><text:span text:style-name="T3">;</text:span></text:p>
      <text:p text:style-name="P2">}</text:p>
      <text:p text:style-name="P4"/>
      <text:p text:style-name="P1">/* Mensajes de error y éxito */</text:p>
      <text:p text:style-name="P2"><text:span text:style-name="T1">.error</text:span> {</text:p>
      <text:p text:style-name="P3">  <text:span text:style-name="T2">color</text:span><text:span text:style-name="T3">: </text:span><text:span text:style-name="T4">#ff4d4d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3">  <text:span text:style-name="T2">margin-top</text:span><text:span text:style-name="T3">: </text:span><text:span text:style-name="T5">5px</text:span><text:span text:style-name="T3">;</text:span></text:p>
      <text:p text:style-name="P2">}</text:p>
      <text:p text:style-name="P4"/>
      <text:p text:style-name="P2"><text:span text:style-name="T1">.success</text:span> {</text:p>
      <text:p text:style-name="P3">  <text:span text:style-name="T2">color</text:span><text:span text:style-name="T3">: </text:span><text:span text:style-name="T4">#28a745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3">  <text:span text:style-name="T2">margin-top</text:span><text:span text:style-name="T3">: </text:span><text:span text:style-name="T5">5px</text:span><text:span text:style-name="T3">;</text:span>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03:12:21.499725500</meta:creation-date>
    <dc:date>2025-09-02T03:12:24.803832200</dc:date>
    <meta:editing-duration>PT3S</meta:editing-duration>
    <meta:editing-cycles>1</meta:editing-cycles>
    <meta:document-statistic meta:table-count="0" meta:image-count="0" meta:object-count="0" meta:page-count="4" meta:paragraph-count="177" meta:word-count="452" meta:character-count="3510" meta:non-whitespace-character-count="3007"/>
    <meta:generator>LibreOffice/25.2.5.2$Windows_X86_64 LibreOffice_project/03d19516eb2e1dd5d4ccd751a0d6f35f35e08022</meta:generator>
  </office:meta>
</office:document-meta>
</file>